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808080" draw:marker-start-width="0.35cm" draw:marker-end-width="0.35cm" draw:fill="gradient" draw:fill-color="#ffffff" draw:fill-gradient-name="Vertical_20_white_20_to_20_gray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808080" draw:marker-start-width="0.35cm" draw:marker-end-width="0.35cm" draw:fill="gradient" draw:fill-color="#ffffff" draw:fill-gradient-name="Horizontal_20_white_20_to_20_gray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5c8526" draw:marker-start-width="0.35cm" draw:marker-end-width="0.35cm" draw:fill="gradient" draw:fill-color="#ffffff" draw:fill-gradient-name="Light_20_soft_20_green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23b8dc" draw:marker-start-width="0.35cm" draw:marker-end-width="0.35cm" draw:fill="gradient" draw:fill-color="#ffffff" draw:fill-gradient-name="Soft_20_blu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b3b300" draw:marker-start-width="0.35cm" draw:marker-end-width="0.35cm" draw:fill="gradient" draw:fill-color="#ffffff" draw:fill-gradient-name="Soft_20_Yellow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0cm" fo:min-width="3cm"/>
    </style:style>
    <style:style style:name="gr9" style:family="graphic" style:parent-style-name="standard">
      <style:graphic-properties svg:stroke-width="0.1cm" svg:stroke-color="#9999cc" draw:marker-start-width="0.35cm" draw:marker-end-width="0.35cm" draw:fill="gradient" draw:fill-gradient-name="Soft_20_Sun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808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808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Tirets_20_fins_20_serrés" svg:stroke-width="0.1cm" svg:stroke-color="#808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margin-left="0cm" fo:margin-right="0cm" fo:text-indent="0cm"/>
      <style:text-properties fo:font-style="italic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22" draw:layer="layout" svg:width="11cm" svg:height="4.5cm" svg:x="5.1cm" svg:y="29.6cm">
          <text:p text:style-name="P5"/>
          <draw:enhanced-geometry svg:viewBox="0 0 21600 21600" draw:path-stretchpoint-x="10800" draw:path-stretchpoint-y="10800" draw:text-areas="?f3 ?f4 ?f5 ?f6" draw:type="round-rectangle" draw:modifiers="2530.72970195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5cm" svg:height="7cm" svg:x="0.1cm" svg:y="21.6cm">
          <text:p text:style-name="P5"/>
          <draw:enhanced-geometry svg:viewBox="0 0 21600 21600" draw:path-stretchpoint-x="10800" draw:path-stretchpoint-y="10800" draw:text-areas="?f3 ?f4 ?f5 ?f6" draw:type="round-rectangle" draw:modifiers="1903.786331500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9" draw:layer="layout" svg:width="11.5cm" svg:height="5cm" svg:x="0.1cm" svg:y="10.1cm">
          <text:p text:style-name="P5"/>
          <draw:enhanced-geometry svg:viewBox="0 0 21600 21600" draw:path-stretchpoint-x="10800" draw:path-stretchpoint-y="10800" draw:text-areas="?f3 ?f4 ?f5 ?f6" draw:type="round-rectangle" draw:modifiers="2423.461453010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4.5cm" svg:height="1cm" svg:x="7.6cm" svg:y="2.6cm">
          <text:p text:style-name="P2"><text:span text:style-name="T1">receive </text:span><text:span text:style-name="T2">purchaseOr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3" draw:layer="layout" svg:width="1.5cm" svg:height="1.5cm" svg:x="9.1cm" svg:y="4.6cm">
          <text:p text:style-name="P5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id="id4" draw:layer="layout" svg:width="4.5cm" svg:height="1cm" svg:x="1.1cm" svg:y="6.1cm">
          <text:p text:style-name="P2"><text:span text:style-name="T1">invoke </text:span><text:span text:style-name="T2">prepareLoanO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5" draw:layer="layout" svg:width="4.5cm" svg:height="1cm" svg:x="1.1cm" svg:y="8.1cm">
          <text:p text:style-name="P2"><text:span text:style-name="T1">invoke </text:span><text:span text:style-name="T2">loanO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11" draw:layer="layout" svg:width="3.5cm" svg:height="1cm" svg:x="0.6cm" svg:y="11.1cm">
          <text:p text:style-name="P2"><text:span text:style-name="T1">onMessage </text:span><text:span text:style-name="T2">acce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7" draw:layer="layout" svg:width="3.5cm" svg:height="1cm" svg:x="4.6cm" svg:y="11.1cm">
          <text:p text:style-name="P2"><text:span text:style-name="T1">onMessage </text:span><text:span text:style-name="T2">re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9" draw:layer="layout" svg:width="2.5cm" svg:height="1cm" svg:x="8.6cm" svg:y="11.1cm">
          <text:p text:style-name="P2"><text:span text:style-name="T1">onAlarm </text:span><text:span text:style-name="T2">72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id="id8" draw:layer="layout" svg:width="1.5cm" svg:height="1.5cm" svg:x="5.6cm" svg:y="13.1cm">
          <text:p text:style-name="P2"><text:span text:style-name="T1">stop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4" draw:text-style-name="P2" draw:id="id10" draw:layer="layout" svg:width="1.5cm" svg:height="1.5cm" svg:x="9.1cm" svg:y="13.1cm">
          <text:p text:style-name="P2"><text:span text:style-name="T1">stop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2" draw:text-style-name="P2" draw:id="id12" draw:layer="layout" svg:width="4.5cm" svg:height="1cm" svg:x="8.6cm" svg:y="15.6cm">
          <text:p text:style-name="P2"><text:span text:style-name="T1">invoke </text:span><text:span text:style-name="T2">checkAvailabil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13" draw:layer="layout" svg:width="1.5cm" svg:height="1.5cm" svg:x="10.1cm" svg:y="17.6cm">
          <text:p text:style-name="P5"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id="id14" draw:layer="layout" svg:width="5.5cm" svg:height="1cm" svg:x="2.6cm" svg:y="19.1cm">
          <text:p text:style-name="P2"><text:span text:style-name="T1">invoke </text:span><text:span text:style-name="T2">purch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21" draw:layer="layout" svg:width="5.5cm" svg:height="1cm" svg:x="0.6cm" svg:y="22.6cm">
          <text:p text:style-name="P2"><text:span text:style-name="T1">onMessage </text:span><text:span text:style-name="T2">purchaseRespon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16" draw:layer="layout" svg:width="3.5cm" svg:height="1cm" svg:x="7.6cm" svg:y="22.6cm">
          <text:p text:style-name="P2"><text:span text:style-name="T1">onAlarm </text:span><text:span text:style-name="T2">48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17" draw:layer="layout" svg:width="3.5cm" svg:height="1cm" svg:x="7.6cm" svg:y="24.6cm">
          <text:p text:style-name="P2"><text:span text:style-name="T1">reply </text:span><text:span text:style-name="T2">cancelP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19" draw:layer="layout" svg:width="3.5cm" svg:height="1cm" svg:x="5.6cm" svg:y="30.6cm">
          <text:p text:style-name="P2"><text:span text:style-name="T1">invoke </text:span><text:span text:style-name="T2">takeGoo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20" draw:layer="layout" svg:width="3.5cm" svg:height="1cm" svg:x="5.6cm" svg:y="32.6cm">
          <text:p text:style-name="P2"><text:span text:style-name="T1">invoke </text:span><text:span text:style-name="T2">shipGoo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24" draw:layer="layout" svg:width="4.5cm" svg:height="1cm" svg:x="11.1cm" svg:y="30.6cm">
          <text:p text:style-name="P2"><text:span text:style-name="T1">invoke </text:span><text:span text:style-name="T2">processPay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23" draw:layer="layout" svg:width="4.5cm" svg:height="1cm" svg:x="8.1cm" svg:y="35.6cm">
          <text:p text:style-name="P2"><text:span text:style-name="T1">reply </text:span><text:span text:style-name="T2">poProcess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id="id6" draw:layer="layout" svg:width="3.5cm" svg:height="1cm" svg:x="4.1cm" svg:y="9.6cm">
          <text:p text:style-name="P2"><text:span text:style-name="T1">pick</text:span></text:p>
          <draw:enhanced-geometry svg:viewBox="0 0 21600 21600" draw:path-stretchpoint-x="10800" draw:path-stretchpoint-y="10800" draw:text-areas="?f3 ?f4 ?f5 ?f6" draw:type="round-rectangle" draw:modifiers="7012.987012987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15" draw:layer="layout" svg:width="3.5cm" svg:height="1cm" svg:x="3.6cm" svg:y="21.1cm">
          <text:p text:style-name="P2"><text:span text:style-name="T1">pick</text:span></text:p>
          <draw:enhanced-geometry svg:viewBox="0 0 21600 21600" draw:path-stretchpoint-x="10800" draw:path-stretchpoint-y="10800" draw:text-areas="?f3 ?f4 ?f5 ?f6" draw:type="round-rectangle" draw:modifiers="7012.987012987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5cm" svg:height="1cm" svg:x="8.85cm" svg:y="29.1cm">
          <text:p text:style-name="P2"><text:span text:style-name="T1">flow</text:span></text:p>
          <draw:enhanced-geometry svg:viewBox="0 0 21600 21600" draw:path-stretchpoint-x="10800" draw:path-stretchpoint-y="10800" draw:text-areas="?f3 ?f4 ?f5 ?f6" draw:type="round-rectangle" draw:modifiers="7012.987012987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1" draw:layer="layout" svg:width="1.5cm" svg:height="1.5cm" svg:x="9.1cm" svg:y="0.1cm">
          <text:p text:style-name="P2"><text:span text:style-name="T1">star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4" draw:text-style-name="P2" draw:id="id25" draw:layer="layout" svg:width="1.5cm" svg:height="1.5cm" svg:x="9.6cm" svg:y="37.6cm">
          <text:p text:style-name="P2"><text:span text:style-name="T1">finish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1" draw:layer="layout" svg:x1="9.849cm" svg:y1="1.6cm" svg:x2="9.849cm" svg:y2="2.6cm" draw:start-shape="id1" draw:start-glue-point="8" draw:end-shape="id2" draw:end-glue-point="4">
          <text:p text:style-name="P5"/>
        </draw:connector>
        <draw:connector draw:style-name="gr6" draw:text-style-name="P1" draw:layer="layout" svg:x1="9.849cm" svg:y1="3.6cm" svg:x2="9.849cm" svg:y2="4.6cm" draw:start-shape="id2" draw:start-glue-point="6" draw:end-shape="id3" draw:end-glue-point="4">
          <text:p text:style-name="P5"/>
        </draw:connector>
        <draw:connector draw:style-name="gr6" draw:text-style-name="P1" draw:layer="layout" svg:x1="9.1cm" svg:y1="5.349cm" svg:x2="3.349cm" svg:y2="6.1cm" draw:start-shape="id3" draw:start-glue-point="5" draw:end-shape="id4" draw:end-glue-point="4">
          <text:p text:style-name="P5"/>
        </draw:connector>
        <draw:connector draw:style-name="gr6" draw:text-style-name="P1" draw:layer="layout" svg:x1="3.349cm" svg:y1="7.1cm" svg:x2="3.349cm" svg:y2="8.1cm" draw:start-shape="id4" draw:start-glue-point="6" draw:end-shape="id5" draw:end-glue-point="4">
          <text:p text:style-name="P5"/>
        </draw:connector>
        <draw:connector draw:style-name="gr6" draw:text-style-name="P1" draw:id="id28" draw:layer="layout" svg:x1="5.6cm" svg:y1="8.599cm" svg:x2="5.85cm" svg:y2="9.6cm" draw:start-shape="id5" draw:start-glue-point="7" draw:end-shape="id6" draw:end-glue-point="0">
          <text:p text:style-name="P5"/>
        </draw:connector>
        <draw:connector draw:style-name="gr6" draw:text-style-name="P1" draw:layer="layout" svg:x1="6.349cm" svg:y1="12.1cm" svg:x2="6.349cm" svg:y2="13.1cm" draw:start-shape="id7" draw:start-glue-point="6" draw:end-shape="id8" draw:end-glue-point="4">
          <text:p text:style-name="P5"/>
        </draw:connector>
        <draw:connector draw:style-name="gr6" draw:text-style-name="P1" draw:layer="layout" svg:x1="9.849cm" svg:y1="12.1cm" svg:x2="9.849cm" svg:y2="13.1cm" draw:start-shape="id9" draw:start-glue-point="6" draw:end-shape="id10" draw:end-glue-point="4">
          <text:p text:style-name="P5"/>
        </draw:connector>
        <draw:connector draw:style-name="gr6" draw:text-style-name="P1" draw:layer="layout" svg:x1="2.349cm" svg:y1="12.1cm" svg:x2="8.6cm" svg:y2="16.099cm" draw:start-shape="id11" draw:start-glue-point="6" draw:end-shape="id12" draw:end-glue-point="5">
          <text:p text:style-name="P5"/>
        </draw:connector>
        <draw:connector draw:style-name="gr6" draw:text-style-name="P1" draw:layer="layout" svg:x1="10.849cm" svg:y1="16.6cm" svg:x2="10.849cm" svg:y2="17.6cm" draw:start-shape="id12" draw:start-glue-point="6" draw:end-shape="id13" draw:end-glue-point="4">
          <text:p text:style-name="P5"/>
        </draw:connector>
        <draw:connector draw:style-name="gr6" draw:text-style-name="P1" draw:layer="layout" draw:line-skew="3.499cm" svg:x1="10.6cm" svg:y1="5.349cm" svg:x2="13.1cm" svg:y2="16.1cm" draw:start-shape="id3" draw:start-glue-point="7" draw:end-shape="id12">
          <text:p text:style-name="P5"/>
        </draw:connector>
        <draw:connector draw:style-name="gr6" draw:text-style-name="P1" draw:layer="layout" svg:x1="10.1cm" svg:y1="18.349cm" svg:x2="5.349cm" svg:y2="19.1cm" draw:start-shape="id13" draw:start-glue-point="5" draw:end-shape="id14" draw:end-glue-point="4">
          <text:p text:style-name="P5"/>
        </draw:connector>
        <draw:connector draw:style-name="gr6" draw:text-style-name="P1" draw:layer="layout" svg:x1="5.349cm" svg:y1="20.1cm" svg:x2="5.35cm" svg:y2="21.1cm" draw:start-shape="id14" draw:start-glue-point="6" draw:end-shape="id15" draw:end-glue-point="0">
          <text:p text:style-name="P5"/>
        </draw:connector>
        <draw:connector draw:style-name="gr6" draw:text-style-name="P1" draw:layer="layout" svg:x1="9.349cm" svg:y1="23.6cm" svg:x2="9.349cm" svg:y2="24.6cm" draw:start-shape="id16" draw:start-glue-point="6" draw:end-shape="id17" draw:end-glue-point="4">
          <text:p text:style-name="P5"/>
        </draw:connector>
        <draw:custom-shape draw:style-name="gr4" draw:text-style-name="P2" draw:id="id18" draw:layer="layout" svg:width="1.5cm" svg:height="1.5cm" svg:x="8.6cm" svg:y="26.6cm">
          <text:p text:style-name="P2"><text:span text:style-name="T1">stop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6" draw:text-style-name="P1" draw:layer="layout" svg:x1="9.349cm" svg:y1="25.6cm" svg:x2="9.349cm" svg:y2="26.6cm" draw:start-shape="id17" draw:start-glue-point="6" draw:end-shape="id18" draw:end-glue-point="4">
          <text:p text:style-name="P5"/>
        </draw:connector>
        <draw:connector draw:style-name="gr6" draw:text-style-name="P1" draw:layer="layout" svg:x1="7.349cm" svg:y1="31.6cm" svg:x2="7.349cm" svg:y2="32.6cm" draw:start-shape="id19" draw:start-glue-point="6" draw:end-shape="id20" draw:end-glue-point="4">
          <text:p text:style-name="P5"/>
        </draw:connector>
        <draw:connector draw:style-name="gr6" draw:text-style-name="P1" draw:layer="layout" svg:x1="3.349cm" svg:y1="23.6cm" svg:x2="5.1cm" svg:y2="31.85cm" draw:start-shape="id21" draw:start-glue-point="6" draw:end-shape="id22" draw:end-glue-point="3">
          <text:p text:style-name="P5"/>
        </draw:connector>
        <draw:connector draw:style-name="gr6" draw:text-style-name="P1" draw:layer="layout" draw:line-skew="-0.001cm" svg:x1="7.349cm" svg:y1="33.6cm" svg:x2="10.349cm" svg:y2="35.6cm" draw:start-shape="id20" draw:start-glue-point="6" draw:end-shape="id23" draw:end-glue-point="4">
          <text:p text:style-name="P5"/>
        </draw:connector>
        <draw:connector draw:style-name="gr6" draw:text-style-name="P1" draw:layer="layout" draw:line-skew="0.999cm" svg:x1="13.349cm" svg:y1="31.6cm" svg:x2="10.349cm" svg:y2="35.6cm" draw:start-shape="id24" draw:start-glue-point="6" draw:end-shape="id23" draw:end-glue-point="4">
          <text:p text:style-name="P5"/>
        </draw:connector>
        <draw:connector draw:style-name="gr6" draw:text-style-name="P1" draw:layer="layout" svg:x1="10.349cm" svg:y1="36.6cm" svg:x2="10.349cm" svg:y2="37.6cm" draw:start-shape="id23" draw:start-glue-point="6" draw:end-shape="id25" draw:end-glue-point="4">
          <text:p text:style-name="P5"/>
        </draw:connector>
        <draw:connector draw:style-name="gr6" draw:text-style-name="P1" draw:layer="layout" draw:line-skew="0.499cm" svg:x1="11.6cm" svg:y1="18.349cm" svg:x2="16.1cm" svg:y2="31.85cm" draw:start-shape="id13" draw:start-glue-point="7" draw:end-shape="id22" draw:end-glue-point="1">
          <text:p text:style-name="P5"/>
        </draw:connector>
        <draw:frame draw:style-name="gr7" draw:text-style-name="P3" draw:layer="layout" svg:width="1.281cm" svg:height="0.645cm" svg:x="7.5cm" svg:y="4.7cm">
          <draw:text-box>
            <text:p text:style-name="P3"><text:span text:style-name="T3">Loan</text:span></text:p>
          </draw:text-box>
        </draw:frame>
        <draw:frame draw:style-name="gr7" draw:text-style-name="P3" draw:layer="layout" svg:width="1.709cm" svg:height="0.645cm" svg:x="11cm" svg:y="4.7cm">
          <draw:text-box>
            <text:p text:style-name="P3"><text:span text:style-name="T3">No loan</text:span></text:p>
          </draw:text-box>
        </draw:frame>
        <draw:frame draw:style-name="gr7" draw:text-style-name="P3" draw:layer="layout" svg:width="0.951cm" svg:height="0.645cm" svg:x="8.549cm" svg:y="17.7cm">
          <draw:text-box>
            <text:p text:style-name="P3"><text:span text:style-name="T3">No</text:span></text:p>
          </draw:text-box>
        </draw:frame>
        <draw:frame draw:style-name="gr7" draw:text-style-name="P3" draw:layer="layout" svg:width="1.107cm" svg:height="0.645cm" svg:x="12cm" svg:y="17.7cm">
          <draw:text-box>
            <text:p text:style-name="P3"><text:span text:style-name="T3">Yes</text:span></text:p>
          </draw:text-box>
        </draw:frame>
        <draw:frame draw:style-name="gr8" draw:text-style-name="P4" draw:layer="layout" svg:width="3.5cm" svg:height="0.64cm" svg:x="8.2cm" svg:y="5.9cm">
          <draw:text-box>
            <text:p text:style-name="P4">Payment method</text:p>
          </draw:text-box>
        </draw:frame>
        <draw:frame draw:style-name="gr7" draw:text-style-name="P5" draw:layer="layout" svg:width="3.233cm" svg:height="0.64cm" svg:x="9.329cm" svg:y="19cm">
          <draw:text-box>
            <text:p text:style-name="P5">Goods availability</text:p>
          </draw:text-box>
        </draw:frame>
        <draw:custom-shape draw:style-name="gr9" draw:text-style-name="P1" draw:id="id34" draw:layer="layout" svg:width="1.5cm" svg:height="2.5cm" svg:x="21.728cm" svg:y="5.292cm">
          <text:p text:style-name="P5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6" draw:id="id27" draw:layer="layout" svg:width="2.428cm" svg:height="0.657cm" svg:x="21.26cm" svg:y="7.792cm">
          <draw:text-box>
            <text:p text:style-name="P6"><text:span text:style-name="T1">Accounting</text:span></text:p>
          </draw:text-box>
        </draw:frame>
        <draw:custom-shape draw:style-name="gr9" draw:text-style-name="P1" draw:id="id26" draw:layer="layout" svg:width="1.5cm" svg:height="2.5cm" svg:x="21.728cm" svg:y="11.625cm">
          <text:p text:style-name="P5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6" draw:layer="layout" svg:width="2.145cm" svg:height="0.657cm" svg:x="21.406cm" svg:y="14.125cm">
          <draw:text-box>
            <text:p text:style-name="P6"><text:span text:style-name="T1">Customer</text:span></text:p>
          </draw:text-box>
        </draw:frame>
        <draw:custom-shape draw:style-name="gr9" draw:text-style-name="P1" draw:id="id30" draw:layer="layout" svg:width="1.5cm" svg:height="2.5cm" svg:x="21.728cm" svg:y="17.959cm">
          <text:p text:style-name="P5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6" draw:id="id31" draw:layer="layout" svg:width="2.399cm" svg:height="0.657cm" svg:x="21.281cm" svg:y="20.459cm">
          <draw:text-box>
            <text:p text:style-name="P6"><text:span text:style-name="T1">Warehouse</text:span></text:p>
          </draw:text-box>
        </draw:frame>
        <draw:custom-shape draw:style-name="gr9" draw:text-style-name="P1" draw:id="id32" draw:layer="layout" svg:width="1.5cm" svg:height="2.5cm" svg:x="21.728cm" svg:y="24.292cm">
          <text:p text:style-name="P5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6" draw:id="id33" draw:layer="layout" svg:width="1.865cm" svg:height="0.657cm" svg:x="21.544cm" svg:y="26.792cm">
          <draw:text-box>
            <text:p text:style-name="P6"><text:span text:style-name="T1">Delivery</text:span></text:p>
          </draw:text-box>
        </draw:frame>
        <draw:connector draw:style-name="gr10" draw:text-style-name="P1" draw:layer="layout" draw:type="curve" draw:line-skew="2.585cm" svg:x1="21.728cm" svg:y1="12.875cm" svg:x2="12.1cm" svg:y2="3.099cm" draw:start-shape="id26" draw:end-shape="id2" draw:end-glue-point="7">
          <text:p text:style-name="P5"/>
        </draw:connector>
        <draw:connector draw:style-name="gr11" draw:text-style-name="P1" draw:layer="layout" draw:type="curve" svg:x1="5.6cm" svg:y1="6.599cm" svg:x2="21.26cm" svg:y2="8.12cm" draw:start-shape="id4" draw:start-glue-point="7" draw:end-shape="id27" draw:end-glue-point="3">
          <text:p text:style-name="P5"/>
        </draw:connector>
        <draw:connector draw:style-name="gr12" draw:text-style-name="P1" draw:layer="layout" draw:type="curve" svg:x1="5.85cm" svg:y1="8.599cm" svg:x2="21.227cm" svg:y2="13.526cm" draw:start-shape="id28" draw:start-glue-point="0">
          <text:p text:style-name="P5"/>
        </draw:connector>
        <draw:connector draw:style-name="gr12" draw:text-style-name="P1" draw:layer="layout" draw:type="curve" svg:x1="21.728cm" svg:y1="12.874cm" svg:x2="11.6cm" svg:y2="12.6cm" draw:start-shape="id26" draw:start-glue-point="6" draw:end-shape="id29" draw:end-glue-point="1">
          <text:p text:style-name="P5"/>
        </draw:connector>
        <draw:connector draw:style-name="gr12" draw:text-style-name="P1" draw:layer="layout" draw:type="curve" draw:line-skew="1.085cm" svg:x1="13.1cm" svg:y1="16.099cm" svg:x2="21.728cm" svg:y2="19.208cm" draw:start-shape="id12" draw:start-glue-point="7" draw:end-shape="id30" draw:end-glue-point="6">
          <text:p text:style-name="P5"/>
        </draw:connector>
        <draw:connector draw:style-name="gr12" draw:text-style-name="P1" draw:layer="layout" draw:type="curve" svg:x1="8.1cm" svg:y1="19.599cm" svg:x2="21.281cm" svg:y2="20.787cm" draw:start-shape="id14" draw:start-glue-point="7" draw:end-shape="id31" draw:end-glue-point="3">
          <text:p text:style-name="P5"/>
        </draw:connector>
        <draw:connector draw:style-name="gr12" draw:text-style-name="P1" draw:layer="layout" draw:type="curve" svg:x1="22.48cm" svg:y1="21.116cm" svg:x2="11.862cm" svg:y2="23.574cm" draw:start-shape="id31" draw:start-glue-point="2">
          <text:p text:style-name="P5"/>
        </draw:connector>
        <draw:connector draw:style-name="gr12" draw:text-style-name="P1" draw:layer="layout" draw:type="curve" svg:x1="11.1cm" svg:y1="25.099cm" svg:x2="21.167cm" svg:y2="14.061cm" draw:start-shape="id17" draw:start-glue-point="7">
          <text:p text:style-name="P5"/>
        </draw:connector>
        <draw:connector draw:style-name="gr12" draw:text-style-name="P1" draw:layer="layout" draw:type="curve" draw:line-skew="-2.914cm" svg:x1="9.1cm" svg:y1="31.099cm" svg:x2="21.728cm" svg:y2="25.541cm" draw:start-shape="id19" draw:start-glue-point="7" draw:end-shape="id32" draw:end-glue-point="6">
          <text:p text:style-name="P5"/>
        </draw:connector>
        <draw:connector draw:style-name="gr12" draw:text-style-name="P1" draw:layer="layout" draw:type="curve" svg:x1="9.1cm" svg:y1="33.099cm" svg:x2="22.476cm" svg:y2="27.449cm" draw:start-shape="id20" draw:start-glue-point="7" draw:end-shape="id33" draw:end-glue-point="2">
          <text:p text:style-name="P5"/>
        </draw:connector>
        <draw:connector draw:style-name="gr12" draw:text-style-name="P1" draw:layer="layout" draw:type="curve" svg:x1="13.349cm" svg:y1="30.6cm" svg:x2="21.728cm" svg:y2="6.541cm" draw:start-shape="id24" draw:start-glue-point="4" draw:end-shape="id34" draw:end-glue-point="6">
          <text:p text:style-name="P5"/>
        </draw:connector>
        <draw:connector draw:style-name="gr12" draw:text-style-name="P1" draw:layer="layout" draw:type="curve" draw:line-skew="-0.136cm" svg:x1="12.6cm" svg:y1="36.099cm" svg:x2="23.228cm" svg:y2="12.874cm" draw:start-shape="id23" draw:start-glue-point="7" draw:end-shape="id26" draw:end-glue-point="8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Horizontal_20_white_20_to_20_gray" draw:display-name="Horizontal white to gray" draw:style="linear" draw:start-color="#ffffff" draw:end-color="#c0c0c0" draw:start-intensity="100%" draw:end-intensity="100%" draw:angle="900" draw:border="0%"/>
    <draw:gradient draw:name="Light_20_soft_20_green" draw:display-name="Light soft green" draw:style="linear" draw:start-color="#ffffff" draw:end-color="#94bd5e" draw:start-intensity="100%" draw:end-intensity="100%" draw:angle="0" draw:border="0%"/>
    <draw:gradient draw:name="Soft_20_Sun" draw:display-name="Soft Sun" draw:style="linear" draw:start-color="#ffffff" draw:end-color="#ccccff" draw:start-intensity="100%" draw:end-intensity="100%" draw:angle="0" draw:border="0%"/>
    <draw:gradient draw:name="Soft_20_Yellow" draw:display-name="Soft Yellow" draw:style="linear" draw:start-color="#ffffff" draw:end-color="#ffff99" draw:start-intensity="100%" draw:end-intensity="100%" draw:angle="0" draw:border="0%"/>
    <draw:gradient draw:name="Soft_20_blue" draw:display-name="Soft blue" draw:style="linear" draw:start-color="#ffffff" draw:end-color="#99ccff" draw:start-intensity="100%" draw:end-intensity="100%" draw:angle="0" draw:border="0%"/>
    <draw:gradient draw:name="Vertical_20_white_20_to_20_gray" draw:display-name="Vertical white to gray" draw:style="linear" draw:start-color="#ffffff" draw:end-color="#c0c0c0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Tirets_20_fins_20_serrés" draw:display-name="Tirets fins serrés" draw:style="rect" draw:dots1="1" draw:dots1-length="0.51cm" draw:dots2="1" draw:dots2-length="0.51cm" draw:distance="0.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fr" style:country-asian="FR" style:font-family-complex="'DejaVu Sans'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0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6cm" fo:page-height="39.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7-03-02T09:15:10</meta:creation-date>
    <dc:creator>Julien Ponge</dc:creator>
    <dc:date>2008-04-13T19:46:20</dc:date>
    <dc:language>fr-FR</dc:language>
    <meta:editing-cycles>16</meta:editing-cycles>
    <meta:editing-duration>PT2H6M33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